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878cm" table:align="left"/>
    </style:style>
    <style:style style:name="Table1.A" style:family="table-column">
      <style:table-column-properties style:column-width="1.328cm"/>
    </style:style>
    <style:style style:name="Table1.B" style:family="table-column">
      <style:table-column-properties style:column-width="13.5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8c0c9" officeooo:paragraph-rsid="0018c0c9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8c0c9" officeooo:paragraph-rsid="0018c0c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c0c9" officeooo:paragraph-rsid="0018c0c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8c0c9" officeooo:paragraph-rsid="0018c0c9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18c0c9" officeooo:paragraph-rsid="0018c0c9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bold" officeooo:rsid="0019ee42" officeooo:paragraph-rsid="0019ee42" style:font-size-asian="13pt" style:font-weight-asian="bold" style:font-size-complex="13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8c0c9" officeooo:paragraph-rsid="0018c0c9" style:font-size-asian="13pt" style:font-weight-asian="bold" style:font-size-complex="13pt" style:font-weight-complex="bold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T1" style:family="text">
      <style:text-properties officeooo:rsid="0018c0c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SMART TASK MANAGER </text:span></text:p>
      <text:p text:style-name="P2"><text:span text:style-name="T3"/></text:p>
      <text:p text:style-name="P3"/>
      <text:p text:style-name="P3"/>
      <text:p text:style-name="P4">OVERVIEW OF PROJECT </text:p>
      <text:p text:style-name="P4"/>
      <text:p text:style-name="P8"><text:span text:style-name="T5">A </text:span><text:span text:style-name="Strong_20_Emphasis"><text:span text:style-name="T5">web-based task management system</text:span></text:span><text:span text:style-name="T5"> where users can:</text:span></text:p>
      <text:list xml:id="list4142347348" text:style-name="L1">
        <text:list-item>
          <text:p text:style-name="P7">Register/Login</text:p>
        </text:list-item>
        <text:list-item>
          <text:p text:style-name="P7">Create, edit, delete, and mark tasks as complete</text:p>
        </text:list-item>
        <text:list-item>
          <text:p text:style-name="P7">Assign priority and due dates</text:p>
        </text:list-item>
        <text:list-item>
          <text:p text:style-name="P7">View tasks in a dashboard with basic statistics (completed/pending, upcoming due tasks)</text:p>
        </text:list-item>
      </text:list>
      <text:p text:style-name="P8"><text:span text:style-name="Strong_20_Emphasis"><text:span text:style-name="T4">Core Features (Must-Have for Minimum Marks)</text:span></text:span></text:p>
      <text:list xml:id="list4024736420" text:style-name="L2">
        <text:list-item>
          <text:p text:style-name="P9"><text:span text:style-name="Strong_20_Emphasis">User Authentication</text:span> – Sign up, login, logout.</text:p>
        </text:list-item>
        <text:list-item>
          <text:p text:style-name="P9"><text:span text:style-name="Strong_20_Emphasis">Task Management</text:span> – CRUD operations: Add, Edit, Delete, Complete.</text:p>
        </text:list-item>
        <text:list-item>
          <text:p text:style-name="P9"><text:span text:style-name="Strong_20_Emphasis">Task Attributes</text:span> – Title, Description, Due Date, Priority, Status.</text:p>
        </text:list-item>
        <text:list-item>
          <text:p text:style-name="P9"><text:span text:style-name="Strong_20_Emphasis">Task Listing &amp; Sorting</text:span> – Sort by priority, due date, or status.</text:p>
        </text:list-item>
      </text:list>
      <text:p text:style-name="P4"/>
      <text:p text:style-name="P4"/>
      <text:p text:style-name="P5">SYSTEM DESING FOR PROJECT </text:p>
      <text:p text:style-name="P4"/>
      <text:h text:style-name="P1" text:outline-level="4"><text:span text:style-name="Strong_20_Emphasis">Entities / Model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tity</text:p>
            </table:table-cell>
            <table:table-cell table:style-name="Table1.A1" office:value-type="string">
              <text:p text:style-name="Table_20_Heading">Fields</text:p>
            </table:table-cell>
          </table:table-row>
        </table:table-header-rows>
        <table:table-row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Table_20_Contents"><text:s text:c="38"/>username, email, password</text:p>
          </table:table-cell>
        </table:table-row>
        <table:table-row>
          <table:table-cell table:style-name="Table1.A1" office:value-type="string">
            <text:p text:style-name="Table_20_Contents">Task</text:p>
          </table:table-cell>
          <table:table-cell table:style-name="Table1.A1" office:value-type="string">
            <text:p text:style-name="Table_20_Contents">user(FK), title, description, due_date, priority, completed(boolean), created_at</text:p>
          </table:table-cell>
        </table:table-row>
      </table:table>
      <text:p text:style-name="P4"/>
      <text:h text:style-name="P1" text:outline-level="4"><text:span text:style-name="Strong_20_Emphasis">Relationships</text:span></text:h>
      <text:list xml:id="list674939347" text:style-name="L3">
        <text:list-item>
          <text:p text:style-name="P10">One <text:span text:style-name="Strong_20_Emphasis">User</text:span> → Many <text:span text:style-name="Strong_20_Emphasis">Tasks</text:span> (One-to-Many)</text:p>
        </text:list-item>
      </text:list>
      <text:h text:style-name="P1" text:outline-level="4"><text:span text:style-name="Strong_20_Emphasis">Flow / Components</text:span></text:h>
      <text:list xml:id="list3570609248" text:style-name="L4">
        <text:list-item>
          <text:p text:style-name="P11"><text:span text:style-name="Strong_20_Emphasis">Frontend</text:span></text:p>
          <text:list>
            <text:list-item>
              <text:p text:style-name="P11">Django Templates <text:span text:style-name="T1">(</text:span>HTML<text:span text:style-name="T1">+</text:span>CSS<text:span text:style-name="T1">+rREACT</text:span> )</text:p>
            </text:list-item>
            <text:list-item>
              <text:p text:style-name="P11">Pages:</text:p>
              <text:list>
                <text:list-item>
                  <text:p text:style-name="P11">Register/Login</text:p>
                </text:list-item>
                <text:list-item>
                  <text:p text:style-name="P11">Task List / Dashboard</text:p>
                </text:list-item>
                <text:list-item>
                  <text:p text:style-name="P11">Add/Edit Task</text:p>
                </text:list-item>
              </text:list>
            </text:list-item>
          </text:list>
        </text:list-item>
        <text:list-item>
          <text:p text:style-name="P11"><text:soft-page-break/><text:span text:style-name="Strong_20_Emphasis">Backend</text:span></text:p>
          <text:list>
            <text:list-item>
              <text:p text:style-name="P11">Django Models → DB (SQLite )</text:p>
            </text:list-item>
            <text:list-item>
              <text:p text:style-name="P11">Views → Handle CRUD and user actions</text:p>
            </text:list-item>
            <text:list-item>
              <text:p text:style-name="P11">Forms → Handle user input</text:p>
            </text:list-item>
          </text:list>
        </text:list-item>
        <text:list-item>
          <text:p text:style-name="P11"><text:span text:style-name="Strong_20_Emphasis">Routing</text:span></text:p>
          <text:list>
            <text:list-item>
              <text:p text:style-name="P11"><text:span text:style-name="Source_20_Text">/register</text:span>, <text:span text:style-name="Source_20_Text">/login</text:span>, <text:span text:style-name="Source_20_Text">/logout</text:span></text:p>
            </text:list-item>
            <text:list-item>
              <text:p text:style-name="P11"><text:span text:style-name="Source_20_Text">/tasks/</text:span> → List tasks</text:p>
            </text:list-item>
            <text:list-item>
              <text:p text:style-name="P11"><text:span text:style-name="Source_20_Text">/tasks/add</text:span>, <text:span text:style-name="Source_20_Text">/tasks/edit/&lt;id&gt;</text:span>, <text:span text:style-name="Source_20_Text">/tasks/delete/&lt;id&gt;</text:span></text:p>
            </text:list-item>
          </text:list>
        </text:list-item>
      </text:list>
      <text:p text:style-name="P4"/>
      <text:p text:style-name="P4"/>
      <text:p text:style-name="P5">User</text:p>
      <text:p text:style-name="P5"><text:s text:c="2"/>├── id</text:p>
      <text:p text:style-name="P5"><text:s text:c="2"/>├── username</text:p>
      <text:p text:style-name="P5"><text:s text:c="2"/>├── email</text:p>
      <text:p text:style-name="P5"><text:s text:c="2"/>└── password</text:p>
      <text:p text:style-name="P5"/>
      <text:p text:style-name="P5">Task</text:p>
      <text:p text:style-name="P5"><text:s text:c="2"/>├── id</text:p>
      <text:p text:style-name="P5"><text:s text:c="2"/>├── user_id (FK)</text:p>
      <text:p text:style-name="P5"><text:s text:c="2"/>├── title</text:p>
      <text:p text:style-name="P5"><text:s text:c="2"/>├── description</text:p>
      <text:p text:style-name="P5"><text:s text:c="2"/>├── due_date</text:p>
      <text:p text:style-name="P5"><text:s text:c="2"/>├── priority</text:p>
      <text:p text:style-name="P5"><text:s text:c="2"/>├── completed</text:p>
      <text:p text:style-name="P5"><text:s text:c="2"/>└── created_at</text:p>
      <text:p text:style-name="P5"/>
      <text:p text:style-name="P6">IF TASK IS COMPLETED AN EMAIL NOTIFICATION GOES TO THE US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7:09:40.077095663</meta:creation-date>
    <dc:date>2026-02-22T17:25:33.382233968</dc:date>
    <meta:editing-duration>PT5M4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52" meta:word-count="214" meta:character-count="1370" meta:non-whitespace-character-count="1161"/>
  </office:meta>
</office:document-meta>
</file>